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F000003C0A169B7F8.png" manifest:media-type="image/png"/>
  <manifest:file-entry manifest:full-path="Pictures/1000000000000205000002AAFB6D850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14cm" draw:shadow-offset-y="-0.002cm" draw:shadow-color="#1f497d" draw:shadow-opacity="9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cm" svg:stroke-color="#7e0021" draw:marker-start-width="0.355cm" draw:marker-end-width="0.355cm" svg:stroke-opacity="95%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5cm" svg:stroke-color="#009900" draw:marker-start-width="0.275cm" draw:marker-end-width="0.275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1cm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objectwithoutfill">
      <style:graphic-properties draw:stroke="dash" draw:stroke-dash="Ultrafine_20_2_20_Dots_20_3_20_Dashes" draw:marker-end="Extrémités_20_de_20_flèche_20_1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paragraph-properties fo:text-align="center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name="Immagine 30" draw:style-name="gr1" draw:text-style-name="P1" draw:layer="layout" svg:width="5.967cm" svg:height="7.872cm" svg:x="19.548cm" svg:y="27.563cm">
          <draw:image xlink:href="Pictures/1000000000000205000002AAFB6D8506.png" xlink:type="simple" xlink:show="embed" xlink:actuate="onLoad">
            <text:p/>
          </draw:image>
        </draw:frame>
        <draw:frame draw:name="Immagine 30" draw:style-name="gr1" draw:text-style-name="P1" draw:layer="layout" svg:width="5.967cm" svg:height="7.872cm" svg:x="19.548cm" svg:y="27.563cm">
          <draw:image xlink:href="Pictures/1000000000000205000002AAFB6D8506.png" xlink:type="simple" xlink:show="embed" xlink:actuate="onLoad">
            <text:p/>
          </draw:image>
        </draw:frame>
        <draw:frame draw:name="Immagine 30" draw:style-name="gr1" draw:text-style-name="P1" draw:layer="layout" svg:width="5.967cm" svg:height="7.872cm" svg:x="19.548cm" svg:y="27.563cm">
          <draw:image xlink:href="Pictures/1000000000000205000002AAFB6D8506.png" xlink:type="simple" xlink:show="embed" xlink:actuate="onLoad">
            <text:p/>
          </draw:image>
        </draw:frame>
        <draw:g>
          <draw:frame draw:name="Immagine 93" draw:style-name="gr2" draw:text-style-name="P1" draw:layer="layout" svg:width="1.7cm" svg:height="2.9cm" svg:x="8.3cm" svg:y="4.8cm">
            <draw:image xlink:href="Pictures/100000000000024F000003C0A169B7F8.png" xlink:type="simple" xlink:show="embed" xlink:actuate="onLoad">
              <text:p/>
            </draw:image>
          </draw:frame>
          <draw:g>
            <draw:frame draw:name="Immagine 30" draw:style-name="gr3" draw:text-style-name="P1" draw:layer="layout" svg:width="1.6cm" svg:height="2.874cm" svg:x="8.4cm" svg:y="8.3cm">
              <draw:image xlink:href="Pictures/1000000000000205000002AAFB6D8506.png" xlink:type="simple" xlink:show="embed" xlink:actuate="onLoad">
                <text:p/>
              </draw:image>
            </draw:frame>
          </draw:g>
          <draw:line draw:style-name="gr4" draw:text-style-name="P2" draw:layer="layout" svg:x1="11.6cm" svg:y1="3.4cm" svg:x2="11.5cm" svg:y2="11.4cm">
            <text:p/>
          </draw:line>
          <draw:custom-shape draw:style-name="gr5" draw:text-style-name="P3" draw:layer="layout" svg:width="4.1cm" svg:height="1.7cm" svg:x="12.6cm" svg:y="4.5cm">
            <text:p text:style-name="P2"><text:span text:style-name="T1">Trace </text:span></text:p>
            <text:p text:style-name="P2"><text:span text:style-name="T1">abstraction</text:span></text:p>
            <text:p text:style-name="P2"><text:span text:style-name="T1">(</text:span><text:span text:style-name="T2">Chapter 3</text:span><text:span text:style-name="T1">)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4.1cm" svg:height="1.7cm" svg:x="16.101cm" svg:y="8.101cm">
            <text:p text:style-name="P2"><text:span text:style-name="T1">Traces </text:span></text:p>
            <text:p text:style-name="P2"><text:span text:style-name="T1">comparison</text:span></text:p>
            <text:p text:style-name="P2"><text:span text:style-name="T1">(</text:span><text:span text:style-name="T2">Chapter 4</text:span><text:span text:style-name="T1">)</text:span></text:p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0cm" svg:y1="6.5cm" svg:x2="12.6cm" svg:y2="5.3cm">
            <text:p/>
          </draw:line>
          <draw:line draw:style-name="gr6" draw:text-style-name="P2" draw:layer="layout" svg:x1="10cm" svg:y1="6.8cm" svg:x2="16.1cm" svg:y2="8.7cm">
            <text:p/>
          </draw:line>
          <draw:line draw:style-name="gr4" draw:text-style-name="P2" draw:layer="layout" svg:x1="21.001cm" svg:y1="3.401cm" svg:x2="20.9cm" svg:y2="11.4cm">
            <text:p/>
          </draw:line>
          <draw:frame draw:style-name="gr7" draw:text-style-name="P4" draw:layer="layout" svg:width="3.1cm" svg:height="1.35cm" svg:x="5cm" svg:y="5.45cm">
            <draw:text-box>
              <text:p><text:span text:style-name="T3">Events sequence </text:span></text:p>
              <text:p><text:span text:style-name="T3">to analyse</text:span></text:p>
              <text:p><text:span text:style-name="T3">(Execution Trace)</text:span></text:p>
            </draw:text-box>
          </draw:frame>
          <draw:frame draw:style-name="gr7" draw:text-style-name="P4" draw:layer="layout" svg:width="3.1cm" svg:height="1.35cm" svg:x="5cm" svg:y="9.25cm">
            <draw:text-box>
              <text:p><text:span text:style-name="T3">Reference events sequence </text:span></text:p>
              <text:p><text:span text:style-name="T3">(Execution Trace)</text:span></text:p>
            </draw:text-box>
          </draw:frame>
          <draw:line draw:style-name="gr6" draw:text-style-name="P2" draw:layer="layout" svg:x1="10cm" svg:y1="9.5cm" svg:x2="16.1cm" svg:y2="9.5cm">
            <text:p/>
          </draw:line>
          <draw:line draw:style-name="gr6" draw:text-style-name="P2" draw:layer="layout" svg:x1="16.7cm" svg:y1="5.3cm" svg:x2="23cm" svg:y2="5.3cm">
            <text:p/>
          </draw:line>
          <draw:line draw:style-name="gr6" draw:text-style-name="P2" draw:layer="layout" svg:x1="18.1cm" svg:y1="5.3cm" svg:x2="18.1cm" svg:y2="8.1cm">
            <text:p/>
          </draw:line>
          <draw:line draw:style-name="gr6" draw:text-style-name="P2" draw:layer="layout" svg:x1="20.2cm" svg:y1="9.1cm" svg:x2="23.1cm" svg:y2="9.1cm">
            <text:p/>
          </draw:line>
          <draw:custom-shape draw:style-name="gr8" draw:text-style-name="P3" draw:layer="layout" svg:width="4.1cm" svg:height="1.5cm" svg:x="23cm" svg:y="4.5cm">
            <text:p text:style-name="P2"><text:span text:style-name="T1">Trace explor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3" draw:layer="layout" svg:width="4.1cm" svg:height="1.5cm" svg:x="23.002cm" svg:y="8.402cm">
            <text:p text:style-name="P2"><text:span text:style-name="T1">Anomaly detec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2" draw:layer="layout" svg:x1="21cm" svg:y1="5.3cm" svg:x2="23.6cm" svg:y2="8.6cm">
            <text:p/>
          </draw:line>
          <draw:frame draw:style-name="gr10" draw:text-style-name="P5" draw:layer="layout" svg:width="3.7cm" svg:height="0.85cm" svg:x="7.2cm" svg:y="2.65cm">
            <draw:text-box>
              <text:p text:style-name="P2"><text:span text:style-name="T4">Data</text:span></text:p>
            </draw:text-box>
          </draw:frame>
          <draw:frame draw:style-name="gr10" draw:text-style-name="P5" draw:layer="layout" svg:width="3.7cm" svg:height="0.85cm" svg:x="14.1cm" svg:y="2.65cm">
            <draw:text-box>
              <text:p text:style-name="P2"><text:span text:style-name="T4">Contributions</text:span></text:p>
            </draw:text-box>
          </draw:frame>
          <draw:frame draw:style-name="gr10" draw:text-style-name="P5" draw:layer="layout" svg:width="3.7cm" svg:height="0.85cm" svg:x="23.1cm" svg:y="2.65cm">
            <draw:text-box>
              <text:p text:style-name="P2"><text:span text:style-name="T4">Application</text:span></text:p>
            </draw:text-box>
          </draw:frame>
          <draw:line draw:style-name="gr6" draw:text-style-name="P2" draw:layer="layout" svg:x1="10cm" svg:y1="8.8cm" svg:x2="12.6cm" svg:y2="5.68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Extrémités_20_de_20_flèche_20_1" draw:display-name="Extrémités de flèche 1" svg:viewBox="0 0 1131 902" svg:d="M564 0l-564 902h1131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8T11:20:12.879336857</meta:creation-date>
    <dc:date>2014-09-18T17:14:51.800347424</dc:date>
    <meta:editing-duration>PT12M1S</meta:editing-duration>
    <meta:editing-cycles>2</meta:editing-cycles>
    <meta:generator>LibreOffice/4.2.6.3$Linux_X86_64 LibreOffice_project/420m0$Build-3</meta:generator>
    <meta:document-statistic meta:object-count="26"/>
  </office:meta>
</office:document-meta>
</file>